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ConfStoreConnectionFactory.DbConfStoreConnectionFactory( DataSource ds , boolean createData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bConfStoreConnectionFactory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